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Helvetica Neue1" svg:font-family="'Helvetica Neue', Helvetica, Arial, sans-serif"/>
    <style:font-face style:name="OpenSymbol1" svg:font-family="OpenSymbol"/>
    <style:font-face style:name="FreeSans1" svg:font-family="FreeSans" style:font-family-generic="swiss"/>
    <style:font-face style:name="Helvetica Neue" svg:font-family="'Helvetica Neu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E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list-style-name="L1">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justify" style:justify-single-word="false"/>
      <style:text-properties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list-style-name="L3">
      <style:paragraph-properties fo:text-align="justify" style:justify-single-word="false"/>
      <style:text-properties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7"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9"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10"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12"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4" style:family="paragraph" style:parent-style-name="Standard" style:list-style-name="L3">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6"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7" style:family="paragraph" style:parent-style-name="Standard" style:list-style-name="L3">
      <style:paragraph-properties fo:text-align="justify" style:justify-single-word="false"/>
      <style:text-properties fo:language="en" fo:country="US"/>
    </style:style>
    <style:style style:name="P18"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9"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1" style:family="text">
      <style:text-properties fo:color="#000000" style:font-name="Times New Roman" fo:font-size="16pt" fo:font-style="normal" style:text-underline-style="none" fo:font-weight="normal" fo:background-color="#ffffff" style:font-size-asian="16pt" style:font-style-asian="normal" style:font-weight-asian="normal" style:font-size-complex="16pt" style:font-style-complex="normal" style:font-weight-complex="normal"/>
    </style:style>
    <style:style style:name="T2" style:family="text">
      <style:text-properties fo:color="#000000"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5">Xwriter 3000</text:p>
      <text:p text:style-name="P10"/>
      <text:p text:style-name="P10"/>
      <text:p text:style-name="P10"/>
      <text:p text:style-name="P10"/>
      <text:p text:style-name="P13">Remote document access project</text:p>
      <text:p text:style-name="P10">for the course</text:p>
      <text:p text:style-name="P12">Network and Computer Security</text:p>
      <text:p text:style-name="P10"/>
      <text:p text:style-name="P10"/>
      <text:p text:style-name="P10"/>
      <text:p text:style-name="P10"/>
      <text:p text:style-name="P10"/>
      <text:p text:style-name="P10"/>
      <text:p text:style-name="P16">Group 33</text:p>
      <text:p text:style-name="P12">Alameda</text:p>
      <text:p text:style-name="P10"/>
      <text:p text:style-name="P10"/>
      <text:list xml:id="list9101154240699126688" text:style-name="L3">
        <text:list-item>
          <text:p text:style-name="P17"><text:span text:style-name="T1">Diogo Peres Castilho 78233</text:span></text:p>
        </text:list-item>
        <text:list-item>
          <text:p text:style-name="P14">Arthur Vernet 88895</text:p>
        </text:list-item>
        <text:list-item>
          <text:p text:style-name="P6"><text:span text:style-name="T2">José Augusto De Góis Rodrigues de Sá 90854</text:span></text:p>
        </text:list-item>
      </text:list>
      <text:p text:style-name="P5"><text:span text:style-name="T2"/></text:p>
      <text:p text:style-name="P18">Problem</text:p>
      <text:p text:style-name="P8"/>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decipher any books nor delete them. This is another issue we need to solve, guarantee at all cost the confidentiality of the authors' work as we said earlier but also its integrity as no one would like seeing its work disappear or being compromised.</text:p>
      <text:p text:style-name="P1"/>
      <text:p text:style-name="P1"/>
      <text:p text:style-name="P7">List of requirements</text:p>
      <text:p text:style-name="P9"/>
      <text:list xml:id="list216448070406539787" text:style-name="L1">
        <text:list-item>
          <text:p text:style-name="P2">Privacy of the work (cryptographic support through encryption)</text:p>
        </text:list-item>
        <text:list-item>
          <text:p text:style-name="P2">Identification and authentication of the users</text:p>
        </text:list-item>
        <text:list-item>
          <text:p text:style-name="P2">Secure path/channels between the authors (the client) and the server</text:p>
        </text:list-item>
        <text:list-item>
          <text:p text:style-name="P2">Recovery mechanisms</text:p>
        </text:list-item>
        <text:list-item>
          <text:p text:style-name="P2">Concurrent writing of a book by multiple authors</text:p>
        </text:list-item>
      </text:list>
      <text:p text:style-name="P1"/>
      <text:p text:style-name="P1"/>
      <text:p text:style-name="P7">Proposed solution</text:p>
      <text:p text:style-name="P8"/>
      <text:p text:style-name="P4">Basic solution</text:p>
      <text:p text:style-name="P1"/>
      <text:p text:style-name="P1"/>
      <text:p text:style-name="P4">Intermediate solution</text:p>
      <text:p text:style-name="P1"/>
      <text:p text:style-name="P1"/>
      <text:p text:style-name="P4">Advanced solution</text:p>
      <text:p text:style-name="P1"/>
      <text:p text:style-name="P1"/>
      <text:p text:style-name="P1"/>
      <text:p text:style-name="P7">Tool references</text:p>
      <text:p text:style-name="P9"/>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4900630979015504465" text:style-name="L2">
        <text:list-item>
          <text:p text:style-name="P3">JavaCrypto – to handle </text:p>
        </text:list-item>
        <text:list-item>
          <text:p text:style-name="P3">JavaSecurity – to handle </text:p>
        </text:list-item>
        <text:list-item>
          <text:p text:style-name="P3">JavaFX/Swing – to develop a simple user interface made for writers</text:p>
        </text:list-item>
        <text:list-item>
          <text:p text:style-name="P3"><text:soft-page-break/>Java RMI/KryoNet/Netty – to handle the communication between the client and the server</text:p>
        </text:list-item>
        <text:list-item>
          <text:p text:style-name="P3">SQL-Java library – to manage the database of authors and books</text:p>
        </text:list-item>
      </text:list>
      <text:p text:style-name="P1"/>
      <text:p text:style-name="P1"/>
      <text:p text:style-name="P7">Work plan</text:p>
      <text:p text:style-name="P9"/>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9"/>
          </table:table-cell>
          <table:table-cell table:style-name="Tableau1.A1" office:value-type="string">
            <text:p text:style-name="P20">Arthur</text:p>
          </table:table-cell>
          <table:table-cell table:style-name="Tableau1.A1" office:value-type="string">
            <text:p text:style-name="P20">Diogo</text:p>
          </table:table-cell>
          <table:table-cell table:style-name="Tableau1.A1" office:value-type="string">
            <text:p text:style-name="P20">Jose</text:p>
          </table:table-cell>
          <table:table-cell table:style-name="Tableau1.E1" office:value-type="string">
            <text:p text:style-name="P20">Common tasks</text:p>
          </table:table-cell>
        </table:table-row>
        <table:table-row>
          <table:table-cell table:style-name="Tableau1.A2" office:value-type="string">
            <text:p text:style-name="P21">23.10 - 29.10</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
          </table:table-cell>
        </table:table-row>
        <table:table-row>
          <table:table-cell table:style-name="Tableau1.A2" office:value-type="string">
            <text:p text:style-name="P21">30.10 – 05.1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
          </table:table-cell>
        </table:table-row>
        <table:table-row>
          <table:table-cell table:style-name="Tableau1.A2" office:value-type="string">
            <text:p text:style-name="P21">06.11 – 12.1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
          </table:table-cell>
        </table:table-row>
        <table:table-row>
          <table:table-cell table:style-name="Tableau1.A2" office:value-type="string">
            <text:p text:style-name="P21">13.11 – 19.1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
          </table:table-cell>
        </table:table-row>
        <table:table-row>
          <table:table-cell table:style-name="Tableau1.A2" office:value-type="string">
            <text:p text:style-name="P21">20.11 – 26.1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
          </table:table-cell>
        </table:table-row>
        <table:table-row>
          <table:table-cell table:style-name="Tableau1.A2" office:value-type="string">
            <text:p text:style-name="P21">27.11 – 03.12</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
          </table:table-cell>
        </table:table-row>
        <table:table-row>
          <table:table-cell table:style-name="Tableau1.A2" office:value-type="string">
            <text:p text:style-name="P21">04.12 – 07-12</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Helvetica Neue1" svg:font-family="'Helvetica Neue', Helvetica, Arial, sans-serif"/>
    <style:font-face style:name="OpenSymbol1" svg:font-family="OpenSymbol"/>
    <style:font-face style:name="FreeSans1" svg:font-family="FreeSans" style:font-family-generic="swiss"/>
    <style:font-face style:name="Helvetica Neue" svg:font-family="'Helvetica Neu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09:53:55.706910498</meta:creation-date>
    <dc:date>2017-10-20T16:08:55</dc:date>
    <meta:editing-duration>PT5H21M39S</meta:editing-duration>
    <meta:editing-cycles>7</meta:editing-cycles>
    <meta:generator>OpenOffice/4.1.1$Unix OpenOffice.org_project/411m6$Build-9775</meta:generator>
    <dc:creator>Arthur Vernet</dc:creator>
    <meta:document-statistic meta:table-count="1" meta:image-count="0" meta:object-count="0" meta:page-count="3" meta:paragraph-count="43" meta:word-count="433" meta:character-count="2472"/>
  </office:meta>
</office:document-meta>
</file>